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avg" table:style-name="ta1">
        <table:shapes>
          <draw:frame draw:z-index="0" draw:style-name="gr1" draw:text-style-name="P1" svg:width="453.51pt" svg:height="255.09pt" svg:x="290.15pt" svg:y="2.83pt">
            <loext:p draw:notify-on-update-of-ranges="sum_avg.C1:sum_avg.C100 sum_avg.D1:sum_avg.D100 sum_avg.C1:sum_avg.C100 sum_avg.E1:sum_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5.6600392920891" calcext:value-type="float">
            <text:p>5.66003929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6.4660341028269" calcext:value-type="float">
            <text:p>6.46603410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5.8944522884725" calcext:value-type="float">
            <text:p>5.89445228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6.2261303667482" calcext:value-type="float">
            <text:p>6.22613036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6.2267665649007" calcext:value-type="float">
            <text:p>6.22676656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6.0774893409663" calcext:value-type="float">
            <text:p>6.0774893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5.9166704514775" calcext:value-type="float">
            <text:p>5.91667045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5.9159762186637" calcext:value-type="float">
            <text:p>5.91597621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6.3198641235172" calcext:value-type="float">
            <text:p>6.31986412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5.7183644894089" calcext:value-type="float">
            <text:p>5.71836448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6.0603717922034" calcext:value-type="float">
            <text:p>6.06037179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6.6521492666181" calcext:value-type="float">
            <text:p>6.65214926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5.952251733671" calcext:value-type="float">
            <text:p>5.95225173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5.7675684983847" calcext:value-type="float">
            <text:p>5.76756849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5.9688210320371" calcext:value-type="float">
            <text:p>5.9688210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6.4416719564514" calcext:value-type="float">
            <text:p>6.44167195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5.9356153229269" calcext:value-type="float">
            <text:p>5.93561532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6.0239955238618" calcext:value-type="float">
            <text:p>6.02399552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6.2265215537383" calcext:value-type="float">
            <text:p>6.22652155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905" calcext:value-type="float">
            <text:p>12905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22.399343424809" calcext:value-type="float">
            <text:p>22.39934342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678" calcext:value-type="float">
            <text:p>1367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6.1926538009477" calcext:value-type="float">
            <text:p>6.19265380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142" calcext:value-type="float">
            <text:p>1414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5.6087956104287" calcext:value-type="float">
            <text:p>5.60879561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606" calcext:value-type="float">
            <text:p>1460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5.8694089600657" calcext:value-type="float">
            <text:p>5.86940896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070" calcext:value-type="float">
            <text:p>1507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5.759855502159" calcext:value-type="float">
            <text:p>5.75985550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534" calcext:value-type="float">
            <text:p>1553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6.0237509673594" calcext:value-type="float">
            <text:p>6.02375096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998" calcext:value-type="float">
            <text:p>1599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5.8683991002244" calcext:value-type="float">
            <text:p>5.86839910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462" calcext:value-type="float">
            <text:p>1646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5.9315072171662" calcext:value-type="float">
            <text:p>5.93150721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926" calcext:value-type="float">
            <text:p>1692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5.8227268989435" calcext:value-type="float">
            <text:p>5.82272689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390" calcext:value-type="float">
            <text:p>1739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5.604266940232" calcext:value-type="float">
            <text:p>5.60426694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872" calcext:value-type="float">
            <text:p>1887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6.7547129866854" calcext:value-type="float">
            <text:p>6.75471298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338" calcext:value-type="float">
            <text:p>1933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6.4025126334284" calcext:value-type="float">
            <text:p>6.40251263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802" calcext:value-type="float">
            <text:p>1980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6.141371660833" calcext:value-type="float">
            <text:p>6.14137166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266" calcext:value-type="float">
            <text:p>2026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6.4845305618788" calcext:value-type="float">
            <text:p>6.48453056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730" calcext:value-type="float">
            <text:p>2073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6.1459921919073" calcext:value-type="float">
            <text:p>6.14599219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194" calcext:value-type="float">
            <text:p>2119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5.9861721599001" calcext:value-type="float">
            <text:p>5.9861721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658" calcext:value-type="float">
            <text:p>2165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5.8897956381513" calcext:value-type="float">
            <text:p>5.88979563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122" calcext:value-type="float">
            <text:p>2212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6.5286887389503" calcext:value-type="float">
            <text:p>6.5286887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586" calcext:value-type="float">
            <text:p>2258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6.0252516852563" calcext:value-type="float">
            <text:p>6.02525168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050" calcext:value-type="float">
            <text:p>2305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6.096501406774" calcext:value-type="float">
            <text:p>6.09650140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514" calcext:value-type="float">
            <text:p>2351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6.2575601540821" calcext:value-type="float">
            <text:p>6.25756015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967" calcext:value-type="float">
            <text:p>2596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6.2732694056365" calcext:value-type="float">
            <text:p>6.27326940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192" calcext:value-type="float">
            <text:p>2719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5.761783964085" calcext:value-type="float">
            <text:p>5.76178396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656" calcext:value-type="float">
            <text:p>2765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6.2382580536313" calcext:value-type="float">
            <text:p>6.23825805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120" calcext:value-type="float">
            <text:p>2812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5.6773861783412" calcext:value-type="float">
            <text:p>5.67738617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584" calcext:value-type="float">
            <text:p>2858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6.6846539126745" calcext:value-type="float">
            <text:p>6.68465391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048" calcext:value-type="float">
            <text:p>2904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6.2922364666104" calcext:value-type="float">
            <text:p>6.29223646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512" calcext:value-type="float">
            <text:p>2951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5.7331386002705" calcext:value-type="float">
            <text:p>5.73313860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976" calcext:value-type="float">
            <text:p>2997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5.9747443005396" calcext:value-type="float">
            <text:p>5.9747443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440" calcext:value-type="float">
            <text:p>3044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5.8997007760542" calcext:value-type="float">
            <text:p>5.89970077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904" calcext:value-type="float">
            <text:p>3090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6.3197577075236" calcext:value-type="float">
            <text:p>6.31975770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368" calcext:value-type="float">
            <text:p>3136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5.9189193772735" calcext:value-type="float">
            <text:p>5.9189193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832" calcext:value-type="float">
            <text:p>3183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6.3856180785392" calcext:value-type="float">
            <text:p>6.38561807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296" calcext:value-type="float">
            <text:p>3229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5.6110603283135" calcext:value-type="float">
            <text:p>5.61106032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760" calcext:value-type="float">
            <text:p>3276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5.9838733007757" calcext:value-type="float">
            <text:p>5.98387330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224" calcext:value-type="float">
            <text:p>3322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5.8029726744358" calcext:value-type="float">
            <text:p>5.80297267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688" calcext:value-type="float">
            <text:p>3368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5.996881131859" calcext:value-type="float">
            <text:p>5.99688113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152" calcext:value-type="float">
            <text:p>3415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6.2694118861651" calcext:value-type="float">
            <text:p>6.26941188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616" calcext:value-type="float">
            <text:p>3461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6.1513737338708" calcext:value-type="float">
            <text:p>6.15137373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5080" calcext:value-type="float">
            <text:p>3508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5.9167246142721" calcext:value-type="float">
            <text:p>5.9167246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596" calcext:value-type="float">
            <text:p>3659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6.1126101849651" calcext:value-type="float">
            <text:p>6.1126101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090" calcext:value-type="float">
            <text:p>3709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6.4220999252823" calcext:value-type="float">
            <text:p>6.42209992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554" calcext:value-type="float">
            <text:p>3755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6.0276395257484" calcext:value-type="float">
            <text:p>6.02763952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018" calcext:value-type="float">
            <text:p>3801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5.9445821782626" calcext:value-type="float">
            <text:p>5.94458217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482" calcext:value-type="float">
            <text:p>3848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5.9149182797956" calcext:value-type="float">
            <text:p>5.91491827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946" calcext:value-type="float">
            <text:p>3894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6.0885568770085" calcext:value-type="float">
            <text:p>6.0885568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410" calcext:value-type="float">
            <text:p>3941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5.9041074437341" calcext:value-type="float">
            <text:p>5.90410744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874" calcext:value-type="float">
            <text:p>3987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5.4880322321724" calcext:value-type="float">
            <text:p>5.48803223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338" calcext:value-type="float">
            <text:p>4033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6.214858099906" calcext:value-type="float">
            <text:p>6.21485809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802" calcext:value-type="float">
            <text:p>4080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5.8470707583787" calcext:value-type="float">
            <text:p>5.84707075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266" calcext:value-type="float">
            <text:p>4126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5.4322481190485" calcext:value-type="float">
            <text:p>5.4322481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730" calcext:value-type="float">
            <text:p>4173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6.4239473751554" calcext:value-type="float">
            <text:p>6.42394737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194" calcext:value-type="float">
            <text:p>4219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5.5977202101951" calcext:value-type="float">
            <text:p>5.59772021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658" calcext:value-type="float">
            <text:p>4265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6.1965210298743" calcext:value-type="float">
            <text:p>6.19652102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122" calcext:value-type="float">
            <text:p>4312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5.7874623159528" calcext:value-type="float">
            <text:p>5.7874623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586" calcext:value-type="float">
            <text:p>4358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6.0822067210763" calcext:value-type="float">
            <text:p>6.08220672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050" calcext:value-type="float">
            <text:p>4405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6.1230945136767" calcext:value-type="float">
            <text:p>6.12309451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514" calcext:value-type="float">
            <text:p>4451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6.0901947846055" calcext:value-type="float">
            <text:p>6.09019478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978" calcext:value-type="float">
            <text:p>4497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6.2900074777719" calcext:value-type="float">
            <text:p>6.29000747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442" calcext:value-type="float">
            <text:p>4544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5.6459657732995" calcext:value-type="float">
            <text:p>5.6459657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906" calcext:value-type="float">
            <text:p>4590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6.1154154908687" calcext:value-type="float">
            <text:p>6.11541549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370" calcext:value-type="float">
            <text:p>4637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5.6703945249426" calcext:value-type="float">
            <text:p>5.67039452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625" calcext:value-type="float">
            <text:p>4862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5.9762886590257" calcext:value-type="float">
            <text:p>5.9762886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850" calcext:value-type="float">
            <text:p>4985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5.8206210522123" calcext:value-type="float">
            <text:p>5.82062105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314" calcext:value-type="float">
            <text:p>5031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5.9781243596185" calcext:value-type="float">
            <text:p>5.97812435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778" calcext:value-type="float">
            <text:p>5077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6.1978107811049" calcext:value-type="float">
            <text:p>6.19781078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242" calcext:value-type="float">
            <text:p>5124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5.9944267194771" calcext:value-type="float">
            <text:p>5.9944267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706" calcext:value-type="float">
            <text:p>5170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5.3391369349576" calcext:value-type="float">
            <text:p>5.3391369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2170" calcext:value-type="float">
            <text:p>5217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6.3884833484766" calcext:value-type="float">
            <text:p>6.38848334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2634" calcext:value-type="float">
            <text:p>5263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5.9977713523494" calcext:value-type="float">
            <text:p>5.99777135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156" calcext:value-type="float">
            <text:p>5415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6.0713117595232" calcext:value-type="float">
            <text:p>6.07131175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622" calcext:value-type="float">
            <text:p>5462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6.2562643628606" calcext:value-type="float">
            <text:p>6.25626436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086" calcext:value-type="float">
            <text:p>5508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6.1742170914368" calcext:value-type="float">
            <text:p>6.17421709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550" calcext:value-type="float">
            <text:p>5555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6.114377367497" calcext:value-type="float">
            <text:p>6.11437736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014" calcext:value-type="float">
            <text:p>5601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5.9324392961235" calcext:value-type="float">
            <text:p>5.93243929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478" calcext:value-type="float">
            <text:p>5647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5.9704440052461" calcext:value-type="float">
            <text:p>5.9704440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942" calcext:value-type="float">
            <text:p>5694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6.1501978007668" calcext:value-type="float">
            <text:p>6.15019780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406" calcext:value-type="float">
            <text:p>5740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5.96623777779" calcext:value-type="float">
            <text:p>5.96623777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870" calcext:value-type="float">
            <text:p>5787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6.2462139274637" calcext:value-type="float">
            <text:p>6.24621392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334" calcext:value-type="float">
            <text:p>5833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5.8318483431405" calcext:value-type="float">
            <text:p>5.83184834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798" calcext:value-type="float">
            <text:p>5879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5.8899633833098" calcext:value-type="float">
            <text:p>5.889963383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7:43:13.200672351</dc:date>
    <meta:editing-duration>PT55S</meta:editing-duration>
    <meta:editing-cycles>1</meta:editing-cycles>
    <meta:document-statistic meta:table-count="1" meta:cell-count="5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37cm" svg:y="0.315cm" chart:style-name="ch2">
          <text:p>Avg(sum) energy generation-no attack</text:p>
        </chart:title>
        <chart:subtitle svg:x="6.902cm" svg:y="1.286cm" chart:style-name="ch3">
          <text:p>2ieds, 3rtus</text:p>
        </chart:subtitle>
        <chart:legend chart:legend-position="end" svg:x="13.114cm" svg:y="3.925cm" style:legend-expansion="high" chart:style-name="ch4"/>
        <chart:plot-area chart:style-name="ch5" table:cell-range-address="sum_avg.C1:sum_avg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avg.D1:sum_avg.D100" loext:label-string="avg_sum" chart:class="chart:scatter">
            <chart:domain table:cell-range-address="sum_avg.C1:sum_avg.C100"/>
            <chart:data-point chart:repeated="100"/>
          </chart:series>
          <chart:series chart:style-name="ch9" chart:values-cell-range-address="sum_avg.E1:sum_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avg.C1:sum_avg.C100</svg:desc>
                </draw:g>
              </table:table-cell>
              <table:table-cell office:value-type="float" office:value="5.6600392920891">
                <text:p>5.6600392920891</text:p>
                <draw:g>
                  <svg:desc>sum_avg.D1:sum_avg.D100</svg:desc>
                </draw:g>
              </table:table-cell>
              <table:table-cell office:value-type="float" office:value="23">
                <text:p>23</text:p>
                <draw:g>
                  <svg:desc>sum_avg.E1:sum_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6.4660341028269">
                <text:p>6.46603410282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5.8944522884725">
                <text:p>5.89445228847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6.2261303667482">
                <text:p>6.22613036674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6.2267665649007">
                <text:p>6.22676656490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6.0774893409663">
                <text:p>6.07748934096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5.9166704514775">
                <text:p>5.91667045147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5.9159762186637">
                <text:p>5.91597621866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6.3198641235172">
                <text:p>6.31986412351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5.7183644894089">
                <text:p>5.71836448940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6.0603717922034">
                <text:p>6.06037179220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6.6521492666181">
                <text:p>6.65214926661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5.952251733671">
                <text:p>5.9522517336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5.7675684983847">
                <text:p>5.76756849838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5.9688210320371">
                <text:p>5.96882103203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6.4416719564514">
                <text:p>6.44167195645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5.9356153229269">
                <text:p>5.93561532292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6.0239955238618">
                <text:p>6.02399552386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6.2265215537383">
                <text:p>6.22652155373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22.399343424809">
                <text:p>22.399343424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6.1926538009477">
                <text:p>6.19265380094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5.6087956104287">
                <text:p>5.60879561042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5.8694089600657">
                <text:p>5.86940896006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5.759855502159">
                <text:p>5.7598555021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6.0237509673594">
                <text:p>6.02375096735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5.8683991002244">
                <text:p>5.86839910022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5.9315072171662">
                <text:p>5.93150721716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5.8227268989435">
                <text:p>5.82272689894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5.604266940232">
                <text:p>5.6042669402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6.7547129866854">
                <text:p>6.75471298668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6.4025126334284">
                <text:p>6.4025126334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6.141371660833">
                <text:p>6.1413716608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6.4845305618788">
                <text:p>6.4845305618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6.1459921919073">
                <text:p>6.14599219190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5.9861721599001">
                <text:p>5.98617215990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5.8897956381513">
                <text:p>5.88979563815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6.5286887389503">
                <text:p>6.52868873895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6.0252516852563">
                <text:p>6.02525168525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6.096501406774">
                <text:p>6.0965014067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6.2575601540821">
                <text:p>6.25756015408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6.2732694056365">
                <text:p>6.27326940563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5.761783964085">
                <text:p>5.76178396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6.2382580536313">
                <text:p>6.23825805363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5.6773861783412">
                <text:p>5.67738617834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6.6846539126745">
                <text:p>6.68465391267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6.2922364666104">
                <text:p>6.29223646661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5.7331386002705">
                <text:p>5.73313860027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5.9747443005396">
                <text:p>5.9747443005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5.8997007760542">
                <text:p>5.89970077605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6.3197577075236">
                <text:p>6.31975770752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5.9189193772735">
                <text:p>5.91891937727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6.3856180785392">
                <text:p>6.38561807853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5.6110603283135">
                <text:p>5.6110603283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5.9838733007757">
                <text:p>5.98387330077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5.8029726744358">
                <text:p>5.80297267443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5.996881131859">
                <text:p>5.9968811318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6.2694118861651">
                <text:p>6.26941188616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6.1513737338708">
                <text:p>6.15137373387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5.9167246142721">
                <text:p>5.91672461427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6.1126101849651">
                <text:p>6.11261018496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6.4220999252823">
                <text:p>6.42209992528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6.0276395257484">
                <text:p>6.02763952574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5.9445821782626">
                <text:p>5.94458217826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5.9149182797956">
                <text:p>5.91491827979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6.0885568770085">
                <text:p>6.0885568770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5.9041074437341">
                <text:p>5.90410744373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5.4880322321724">
                <text:p>5.48803223217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6.214858099906">
                <text:p>6.2148580999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5.8470707583787">
                <text:p>5.8470707583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5.4322481190485">
                <text:p>5.43224811904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6.4239473751554">
                <text:p>6.42394737515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5.5977202101951">
                <text:p>5.59772021019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6.1965210298743">
                <text:p>6.19652102987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5.7874623159528">
                <text:p>5.78746231595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6.0822067210763">
                <text:p>6.08220672107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6.1230945136767">
                <text:p>6.12309451367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6.0901947846055">
                <text:p>6.09019478460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6.2900074777719">
                <text:p>6.29000747777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5.6459657732995">
                <text:p>5.64596577329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6.1154154908687">
                <text:p>6.11541549086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5.6703945249426">
                <text:p>5.67039452494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5.9762886590257">
                <text:p>5.97628865902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5.8206210522123">
                <text:p>5.8206210522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5.9781243596185">
                <text:p>5.97812435961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6.1978107811049">
                <text:p>6.19781078110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5.9944267194771">
                <text:p>5.99442671947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5.3391369349576">
                <text:p>5.33913693495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6.3884833484766">
                <text:p>6.38848334847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5.9977713523494">
                <text:p>5.99777135234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6.0713117595232">
                <text:p>6.07131175952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6.2562643628606">
                <text:p>6.2562643628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6.1742170914368">
                <text:p>6.17421709143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6.114377367497">
                <text:p>6.1143773674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5.9324392961235">
                <text:p>5.93243929612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5.9704440052461">
                <text:p>5.97044400524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6.1501978007668">
                <text:p>6.15019780076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5.96623777779">
                <text:p>5.966237777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6.2462139274637">
                <text:p>6.24621392746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5.8318483431405">
                <text:p>5.83184834314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5.8899633833098">
                <text:p>5.8899633833098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